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40pt" fo:font-weight="bold" officeooo:rsid="00164818" officeooo:paragraph-rsid="00164818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059" fo:font-size="20pt" fo:font-weight="bold" officeooo:rsid="00164e76" officeooo:paragraph-rsid="00164e76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Ubuntu"/>
    </style:style>
    <style:style style:name="T1" style:family="text">
      <style:text-properties officeooo:rsid="00164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</text:p>
      <text:p text:style-name="P2">Creating tables:</text:p>
      <text:p text:style-name="Standard"/>
      <text:p text:style-name="P3">import mysql.connector as sql</text:p>
      <text:p text:style-name="P3">conn=sql.connect(host='localhost',user='root',password='root',database=' <text:s/>ATM_MACHINE')</text:p>
      <text:p text:style-name="P3">if conn.is_connected():</text:p>
      <text:p text:style-name="P3"><text:s text:c="6"/>print("sucessfully connected")</text:p>
      <text:p text:style-name="P3">c1=conn.cursor()</text:p>
      <text:p text:style-name="P3">c1.execute('drop table IF EXISTS records')</text:p>
      <text:p text:style-name="P3">mn="CREATE TABLE RECORDS( ACCONT_NO <text:s/>INT(6) zerofill primary key auto_increment,PASSWORD INT,NAME VARCHAR(20),PHONE_NO BIGINT unique check(PHONE_NO like'__________'),CR_AMT INT default(0),WITHDRAWL INT default(0),BALANCE INT default(0))"</text:p>
      <text:p text:style-name="P3">c1.execute(mn)</text:p>
      <text:p text:style-name="P3">print("Sucessfully created")</text:p>
      <text:p text:style-name="P3"/>
      <text:p text:style-name="Standard"/>
      <text:p text:style-name="Standard"/>
      <text:p text:style-name="P2">Main program:</text:p>
      <text:p text:style-name="Standard"/>
      <text:p text:style-name="P3">import mysql.connector as sql</text:p>
      <text:p text:style-name="P3">import os</text:p>
      <text:p text:style-name="P3">conn=sql.connect(host='localhost',user='<text:span text:style-name="T1">root</text:span>',password='<text:span text:style-name="T1">root</text:span>',database=' <text:s/>ATM_MACHINE')</text:p>
      <text:p text:style-name="P3">c1=conn.cursor()</text:p>
      <text:p text:style-name="P3"/>
      <text:p text:style-name="P3"/>
      <text:p text:style-name="P3"/>
      <text:p text:style-name="P3">def clear():</text:p>
      <text:p text:style-name="P3"><text:s text:c="6"/>os.system('cls')</text:p>
      <text:p text:style-name="P3"/>
      <text:p text:style-name="P3"/>
      <text:p text:style-name="P3"/>
      <text:p text:style-name="P3">def auto(ph):</text:p>
      <text:p text:style-name="P3"><text:s text:c="6"/>c1.execute(f'''SELECT ACCONT_NO FROM records WHERE PHONE_NO="{ph}";''')</text:p>
      <text:p text:style-name="P3"><text:s text:c="6"/>x=c1.fetchone()</text:p>
      <text:p text:style-name="P3"><text:s text:c="6"/>x=x[0]</text:p>
      <text:p text:style-name="P3"><text:s text:c="6"/>return x</text:p>
      <text:p text:style-name="P3"/>
      <text:p text:style-name="P3"/>
      <text:p text:style-name="P3"/>
      <text:p text:style-name="P3">def atm_logo():</text:p>
      <text:p text:style-name="P3"><text:s text:c="12"/>print("================================================================================")</text:p>
      <text:p text:style-name="P3"><text:soft-page-break/><text:s text:c="12"/>print(r''' <text:s text:c="25"/>/$$$$$$ <text:s/>/$$$$$$$$ /$$ <text:s text:c="5"/>/$$</text:p>
      <text:p text:style-name="P3"><text:s text:c="25"/>/$$__ <text:s/>$$|__ <text:s/>$$__/| $$$ <text:s text:c="3"/>/$$$</text:p>
      <text:p text:style-name="P3"><text:s text:c="24"/>| $$ <text:s/>| $$ <text:s text:c="2"/>| $$ <text:s text:c="2"/>| $$$$ <text:s/>/$$$$</text:p>
      <text:p text:style-name="P3"><text:s text:c="24"/>| $$$$$$$$ <text:s text:c="2"/>| $$ <text:s text:c="2"/>| $$ $$/$$ $$</text:p>
      <text:p text:style-name="P3"><text:s text:c="24"/>| $$__ <text:s/>$$ <text:s text:c="2"/>| $$ <text:s text:c="2"/>| $$ <text:s/>$$$| $$</text:p>
      <text:p text:style-name="P3"><text:s text:c="24"/>| $$ <text:s/>| $$ <text:s text:c="2"/>| $$ <text:s text:c="2"/>| $$\ <text:s/>$ | $$</text:p>
      <text:p text:style-name="P3"><text:s text:c="24"/>| $$ <text:s/>| $$ <text:s text:c="2"/>| $$ <text:s text:c="2"/>| $$ \/ <text:s/>| $$</text:p>
      <text:p text:style-name="P3"><text:s text:c="24"/>|__/ <text:s/>|__/ <text:s text:c="2"/>|__/ <text:s text:c="2"/>|__/ <text:s text:c="4"/>|__/ <text:s text:c="36"/>''')</text:p>
      <text:p text:style-name="P3"><text:s text:c="12"/>print("================================================================================")</text:p>
      <text:p text:style-name="P3"/>
      <text:p text:style-name="P3"/>
      <text:p text:style-name="P3"/>
      <text:p text:style-name="P3">def cre_acc():</text:p>
      <text:p text:style-name="P3"><text:s text:c="6"/>print("================================================================================")</text:p>
      <text:p text:style-name="P3"><text:s text:c="6"/>print(r''' <text:s text:c="6"/>___ ___ ___ <text:s text:c="2"/>_ _____ ___ <text:s text:c="4"/>_ <text:s text:c="2"/>___ ___ ___ <text:s/>_ <text:s text:c="2"/>_ _ <text:s/>_ _____ </text:p>
      <text:p text:style-name="P3"><text:s text:c="6"/>/ __| _ \ __| /_\_ <text:s text:c="2"/>_| __| <text:s text:c="2"/>/_\ / __/ __/ _ \| | | | \| |_ <text:s text:c="2"/>_|</text:p>
      <text:p text:style-name="P3"><text:s text:c="5"/>| (__| <text:s text:c="2"/>/ _| / _ \| | | _| <text:s text:c="2"/>/ _ \ (_| (_| (_) | |_| | .` | | | <text:s/></text:p>
      <text:p text:style-name="P3"><text:s text:c="6"/>\___|_|_\___/_/ \_\_| |___| /_/ \_\___\___\___/ \___/|_|\_| |_| <text:s/></text:p>
      <text:p text:style-name="P3"><text:s text:c="67"/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login_logo():</text:p>
      <text:p text:style-name="P3"><text:s text:c="6"/>print("================================================================================")</text:p>
      <text:p text:style-name="P3"><text:s text:c="6"/>print(r''' <text:s text:c="25"/>_ <text:s text:c="4"/>___ <text:s text:c="2"/>____ ___ _ <text:s text:c="2"/>_ </text:p>
      <text:p text:style-name="P3"><text:s text:c="25"/>| | <text:s text:c="2"/>/ _ \ / ___|_ _| \ | |</text:p>
      <text:p text:style-name="P3"><text:s text:c="25"/>| | <text:s/>| | | | | <text:s/>_ | || <text:s/>\| |</text:p>
      <text:p text:style-name="P3"><text:s text:c="25"/>| |__| |_| | |_| || || |\ <text:s/>|</text:p>
      <text:p text:style-name="P3"><text:s text:c="25"/>|_____\___/ \____|___|_| \_|</text:p>
      <text:p text:style-name="P3"><text:s text:c="29"/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welcome_logo():</text:p>
      <text:p text:style-name="P3"><text:s text:c="6"/>print("================================================================================")</text:p>
      <text:p text:style-name="P3"/>
      <text:p text:style-name="P3"><text:s text:c="6"/>print(r''' <text:s text:c="12"/>_ <text:s text:c="3"/>_ _____ _ <text:s text:c="4"/>_____ ________ <text:s/>___ _____ _ </text:p>
      <text:p text:style-name="P3"><text:s text:c="12"/>| | <text:s/>| | <text:s/>___| | <text:s text:c="2"/>/ <text:s/>__ \ <text:s/>_ <text:s/>| <text:s/>\/ <text:s/>|| <text:s/>___| |</text:p>
      <text:p text:style-name="P3"><text:soft-page-break/><text:s text:c="12"/>| | <text:s/>| | |__ | | <text:s text:c="2"/>| / <text:s/>\/ | | | . <text:s/>. || |__ | |</text:p>
      <text:p text:style-name="P3"><text:s text:c="12"/>| |/\| | <text:s/>__|| | <text:s text:c="2"/>| | <text:s text:c="2"/>| | | | |\/| || <text:s/>__|| |</text:p>
      <text:p text:style-name="P3"><text:s text:c="12"/>\ <text:s/>/\ <text:s/>/ |___| |___| \__/\ \_/ / | <text:s/>| || |___|_|</text:p>
      <text:p text:style-name="P3"><text:s text:c="13"/>\/ <text:s/>\/\____/\_____/\____/\___/\_| <text:s/>|_/\____/(_)</text:p>
      <text:p text:style-name="P3"><text:s text:c="12"/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deposit_logo():</text:p>
      <text:p text:style-name="P3"><text:s text:c="6"/>print("================================================================================")</text:p>
      <text:p text:style-name="P3"><text:s text:c="6"/>print(r''' <text:s text:c="5"/>8888888b. <text:s/>8888888888 8888888b. <text:s text:c="2"/>.d88888b. <text:s text:c="2"/>.d8888b. 8888888 88888888888 </text:p>
      <text:p text:style-name="P3"><text:s text:c="6"/>888 <text:s/>"Y88b 888 <text:s text:c="7"/>888 <text:s text:c="2"/>Y88b d88P" "Y88b d88P <text:s/>Y88b <text:s/>888 <text:s text:c="6"/>888 <text:s text:c="4"/></text:p>
      <text:p text:style-name="P3"><text:s text:c="6"/>888 <text:s text:c="3"/>888 888 <text:s text:c="7"/>888 <text:s text:c="3"/>888 888 <text:s text:c="4"/>888 Y88b. <text:s text:c="6"/>888 <text:s text:c="6"/>888 <text:s text:c="4"/></text:p>
      <text:p text:style-name="P3"><text:s text:c="6"/>888 <text:s text:c="3"/>888 8888888 <text:s text:c="3"/>888 <text:s text:c="2"/>d88P 888 <text:s text:c="4"/>888 <text:s/>"Y888b. <text:s text:c="3"/>888 <text:s text:c="6"/>888 <text:s text:c="4"/></text:p>
      <text:p text:style-name="P3"><text:s text:c="6"/>888 <text:s text:c="3"/>888 888 <text:s text:c="7"/>8888888P" <text:s/>888 <text:s text:c="4"/>888 <text:s text:c="4"/>"Y88b. <text:s/>888 <text:s text:c="6"/>888 <text:s text:c="4"/></text:p>
      <text:p text:style-name="P3"><text:s text:c="6"/>888 <text:s text:c="3"/>888 888 <text:s text:c="7"/>888 <text:s text:c="7"/>888 <text:s text:c="4"/>888 <text:s text:c="6"/>"888 <text:s/>888 <text:s text:c="6"/>888 <text:s text:c="4"/></text:p>
      <text:p text:style-name="P3"><text:s text:c="6"/>888 <text:s/>.d88P 888 <text:s text:c="7"/>888 <text:s text:c="7"/>Y88b. .d88P Y88b <text:s/>d88P <text:s/>888 <text:s text:c="6"/>888 <text:s text:c="4"/></text:p>
      <text:p text:style-name="P3"><text:s text:c="6"/>8888888P" <text:s/>8888888888 888 <text:s text:c="8"/>"Y88888P" <text:s text:c="2"/>"Y8888P" 8888888 <text:s text:c="4"/>888 <text:s text:c="4"/></text:p>
      <text:p text:style-name="P3"><text:s text:c="36"/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withdrawal_logo():</text:p>
      <text:p text:style-name="P3"><text:s text:c="6"/>print("================================================================================")</text:p>
      <text:p text:style-name="P3"><text:s text:c="6"/>print(r''' <text:s text:c="6"/>_ <text:s text:c="3"/>_ _____ _____ _ <text:s text:c="2"/>_____________ <text:s/>___ <text:s/>_ <text:s text:c="3"/>_ <text:s/>___ <text:s text:c="2"/>_ <text:s text:c="4"/></text:p>
      <text:p text:style-name="P3"><text:s text:c="6"/>| | <text:s/>| |_ <text:s text:c="2"/>_|_ <text:s text:c="2"/>_| | | | <text:s/>_ <text:s/>\ ___ \/ _ \| | <text:s/>| |/ _ \ | | <text:s text:c="3"/></text:p>
      <text:p text:style-name="P3"><text:s text:c="6"/>| | <text:s/>| | | | <text:s text:c="2"/>| | | |_| | | | | |_/ / /_\ \ | <text:s/>| / /_\ \| | <text:s text:c="3"/></text:p>
      <text:p text:style-name="P3"><text:s text:c="6"/>| |/\| | | | <text:s text:c="2"/>| | | <text:s/>_ <text:s/>| | | | <text:s text:c="3"/>/| <text:s/>_ <text:s/>| |/\| | <text:s/>_ <text:s/>|| | <text:s text:c="3"/></text:p>
      <text:p text:style-name="P3"><text:s text:c="6"/>\ <text:s/>/\ <text:s/>/_| |_ <text:s/>| | | | | | |/ /| |\ \| | | \ <text:s/>/\ <text:s/>/ | | || |____</text:p>
      <text:p text:style-name="P3"><text:s text:c="12"/>\/ <text:s/>\/ \___/ <text:s/>\_/ \_| |_/___/ \_| \_\_| |_/\/ <text:s/>\/\_| |_/\_____/</text:p>
      <text:p text:style-name="P3"><text:s text:c="12"/>''')</text:p>
      <text:p text:style-name="P3"><text:s text:c="6"/>print("================================================================================")</text:p>
      <text:p text:style-name="P3"/>
      <text:p text:style-name="P3"/>
      <text:p text:style-name="P3">def transfer_logo():</text:p>
      <text:p text:style-name="P3"><text:s text:c="6"/>print("================================================================================")</text:p>
      <text:p text:style-name="P3"><text:soft-page-break/><text:s text:c="6"/>print(r'''__________ __________ <text:s text:c="7"/>_ <text:s text:c="4"/>___ <text:s text:c="5"/>___ <text:s/>____ <text:s/>________ __________ ________ <text:s text:c="3"/></text:p>
      <text:p text:style-name="P3">MMMMMMMMMM `MMMMMMMMM <text:s text:c="6"/>dM. <text:s text:c="3"/>`MM\ <text:s text:c="4"/>`M' 6MMMMb\`MMMMMMM `MMMMMMMMM `MMMMMMMb. <text:s/></text:p>
      <text:p text:style-name="P3">/ <text:s text:c="2"/>MM <text:s text:c="2"/>\ <text:s/>MM <text:s text:c="5"/>\ <text:s text:c="5"/>,MMb <text:s text:c="4"/>MMM\ <text:s text:c="4"/>M 6M' <text:s text:c="3"/>` MM <text:s text:c="3"/>\ <text:s/>MM <text:s text:c="5"/>\ <text:s/>MM <text:s text:c="3"/>`Mb <text:s/></text:p>
      <text:p text:style-name="P3"><text:s text:c="4"/>MM <text:s text:c="5"/>MM <text:s text:c="12"/>d'YM. <text:s text:c="3"/>M\MM\ <text:s text:c="3"/>M MM <text:s text:c="6"/>MM <text:s text:c="6"/>MM <text:s text:c="8"/>MM <text:s text:c="4"/>MM <text:s/></text:p>
      <text:p text:style-name="P3"><text:s text:c="4"/>MM <text:s text:c="5"/>MM <text:s text:c="3"/>, <text:s text:c="6"/>,P `Mb <text:s text:c="3"/>M \MM\ <text:s text:c="2"/>M YM. <text:s text:c="5"/>MM <text:s text:c="2"/>, <text:s text:c="2"/>MM <text:s text:c="3"/>, <text:s text:c="3"/>MM <text:s text:c="4"/>MM <text:s/></text:p>
      <text:p text:style-name="P3"><text:s text:c="4"/>MM <text:s text:c="5"/>MMMMMMM <text:s text:c="6"/>d' <text:s/>YM. <text:s text:c="2"/>M <text:s/>\MM\ <text:s/>M <text:s/>YMMMMb <text:s/>MMMMMM <text:s text:c="2"/>MMMMMMM <text:s text:c="3"/>MM <text:s text:c="3"/>.M9 <text:s/></text:p>
      <text:p text:style-name="P3"><text:s text:c="4"/>MM <text:s text:c="5"/>MM <text:s text:c="3"/>` <text:s text:c="5"/>,P <text:s text:c="2"/>`Mb <text:s text:c="2"/>M <text:s text:c="2"/>\MM\ M <text:s text:c="5"/>`Mb MM <text:s text:c="2"/>` <text:s text:c="2"/>MM <text:s text:c="3"/>` <text:s text:c="3"/>MMMMMMM9' <text:s/></text:p>
      <text:p text:style-name="P3"><text:s text:c="4"/>MM <text:s text:c="5"/>MM <text:s text:c="10"/>d' <text:s text:c="3"/>YM. <text:s/>M <text:s text:c="3"/>\MM\M <text:s text:c="6"/>MM MM <text:s text:c="6"/>MM <text:s text:c="8"/>MM <text:s/>\M\ <text:s text:c="3"/></text:p>
      <text:p text:style-name="P3"><text:s text:c="4"/>MM <text:s text:c="5"/>MM <text:s text:c="9"/>,MMMMMMMMb <text:s/>M <text:s text:c="4"/>\MMM <text:s text:c="6"/>MM MM <text:s text:c="6"/>MM <text:s text:c="8"/>MM <text:s text:c="2"/>\M\ <text:s text:c="2"/></text:p>
      <text:p text:style-name="P3"><text:s text:c="4"/>MM <text:s text:c="5"/>MM <text:s text:c="5"/>/ <text:s text:c="2"/>d' <text:s text:c="5"/>YM. M <text:s text:c="5"/>\MM L <text:s text:c="3"/>,M9 MM <text:s text:c="6"/>MM <text:s text:c="5"/>/ <text:s/>MM <text:s text:c="3"/>\M\ <text:s/></text:p>
      <text:p text:style-name="P3"><text:s text:c="3"/>_MM_ <text:s text:c="3"/>_MMMMMMMMM _dM_ <text:s text:c="4"/>_dMM_M_ <text:s text:c="5"/>\M MYMMMM9 _MM_ <text:s text:c="4"/>_MMMMMMMMM _MM_ <text:s text:c="3"/>\M\_ <text:s text:c="86"/></text:p>
      <text:p text:style-name="P3"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balance_logo():</text:p>
      <text:p text:style-name="P3"><text:s text:c="6"/>print("================================================================================")</text:p>
      <text:p text:style-name="P3"><text:s text:c="6"/>print(r''' <text:s text:c="6"/>/$$$$$$$ <text:s text:c="2"/>/$$$$$$ <text:s/>/$$ <text:s text:c="7"/>/$$$$$$ <text:s/>/$$ <text:s text:c="2"/>/$$ <text:s/>/$$$$$$ <text:s/>/$$$$$$$$</text:p>
      <text:p text:style-name="P3"><text:s text:c="6"/>| $$__ <text:s/>$$ /$$__ <text:s/>$$| $$ <text:s text:c="6"/>/$$__ <text:s/>$$| $$$ | $$ /$$__ <text:s/>$$| $$_____/</text:p>
      <text:p text:style-name="P3"><text:s text:c="6"/>| $$ <text:s/>\ $$| $$ <text:s/>\ $$| $$ <text:s text:c="5"/>| $$ <text:s/>\ $$| $$$$| $$| $$ <text:s/>\__/| $$ <text:s text:c="5"/></text:p>
      <text:p text:style-name="P3"><text:s text:c="6"/>| $$$$$$$ | $$$$$$$$| $$ <text:s text:c="5"/>| $$$$$$$$| $$ $$ $$| $$ <text:s text:c="5"/>| $$$$$ <text:s text:c="2"/></text:p>
      <text:p text:style-name="P3"><text:s text:c="6"/>| $$__ <text:s/>$$| $$__ <text:s/>$$| $$ <text:s text:c="5"/>| $$__ <text:s/>$$| $$ <text:s/>$$$$| $$ <text:s text:c="5"/>| $$__/ <text:s text:c="2"/></text:p>
      <text:p text:style-name="P3"><text:s text:c="6"/>| $$ <text:s/>\ $$| $$ <text:s/>| $$| $$ <text:s text:c="5"/>| $$ <text:s/>| $$| $$\ <text:s/>$$$| $$ <text:s text:c="3"/>$$| $$ <text:s text:c="5"/></text:p>
      <text:p text:style-name="P3"><text:s text:c="6"/>| $$$$$$$/| $$ <text:s/>| $$| $$$$$$$$| $$ <text:s/>| $$| $$ \ <text:s/>$$| <text:s/>$$$$$$/| $$$$$$$$</text:p>
      <text:p text:style-name="P3"><text:s text:c="6"/>|_______/ |__/ <text:s/>|__/|________/|__/ <text:s/>|__/|__/ <text:s/>\__/ \______/ |________/</text:p>
      <text:p text:style-name="P3"><text:s text:c="12"/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closeaccount_logo():</text:p>
      <text:p text:style-name="P3"><text:s text:c="6"/>print("================================================================================")</text:p>
      <text:p text:style-name="P3"><text:s text:c="6"/>print(r''' <text:s text:c="3"/>____ _ <text:s text:c="4"/>___ <text:s/>____ <text:s/>_____ <text:s text:c="5"/>_ <text:s text:c="3"/>____ ____ ___ <text:s/>_ <text:s text:c="2"/>_ _ <text:s text:c="2"/>_ _____ </text:p>
      <text:p text:style-name="P3"><text:s text:c="3"/>/ ___| | <text:s text:c="2"/>/ _ \/ ___|| ____| <text:s text:c="3"/>/ \ <text:s/>/ ___/ ___/ _ \| | | | \ | |_ <text:s text:c="2"/>_|</text:p>
      <text:p text:style-name="P3"><text:s text:c="2"/>| | <text:s text:c="2"/>| | <text:s/>| | | \___ \| <text:s/>_| <text:s text:c="4"/>/ _ \| | <text:s/>| | <text:s/>| | | | | | | <text:s/>\| | | | <text:s/></text:p>
      <text:p text:style-name="P3"><text:s text:c="2"/>| |___| |__| |_| |___) | |___ <text:s text:c="2"/>/ ___ \ |__| |__| |_| | |_| | |\ <text:s/>| | | <text:s/></text:p>
      <text:p text:style-name="P3"><text:soft-page-break/><text:s text:c="3"/>\____|_____\___/|____/|_____| /_/ <text:s text:c="2"/>\_\____\____\___/ \___/|_| \_| |_| <text:s/></text:p>
      <text:p text:style-name="P3"><text:s text:c="12"/>''')</text:p>
      <text:p text:style-name="P3"><text:s text:c="6"/>print("================================================================================")</text:p>
      <text:p text:style-name="P3"/>
      <text:p text:style-name="P3"/>
      <text:p text:style-name="P3"/>
      <text:p text:style-name="P3">def create_account():</text:p>
      <text:p text:style-name="P3"><text:s text:c="6"/>c="y"</text:p>
      <text:p text:style-name="P3"><text:s text:c="6"/>while c=="y":</text:p>
      <text:p text:style-name="P3"><text:s text:c="12"/>cre_acc()</text:p>
      <text:p text:style-name="P3"><text:s text:c="12"/>name=input("Enter your name: ")</text:p>
      <text:p text:style-name="P3"><text:s text:c="12"/>while True:</text:p>
      <text:p text:style-name="P3"><text:s text:c="18"/>passw=int(input("Enter your PIN: "))</text:p>
      <text:p text:style-name="P3"><text:s text:c="18"/>if len(str(passw))==4:</text:p>
      <text:p text:style-name="P3"><text:s text:c="24"/>break</text:p>
      <text:p text:style-name="P3"><text:s text:c="18"/>else:</text:p>
      <text:p text:style-name="P3"><text:s text:c="24"/>print("PIN must be only 4 Digit long!")</text:p>
      <text:p text:style-name="P3"><text:s text:c="24"/>print(' ')</text:p>
      <text:p text:style-name="P3"><text:s text:c="24"/>continue</text:p>
      <text:p text:style-name="P3"><text:s text:c="12"/>while True:</text:p>
      <text:p text:style-name="P3"><text:s text:c="18"/>ph=int(input("Enter phone number: "))</text:p>
      <text:p text:style-name="P3"><text:s text:c="18"/>if len(str(ph))==10:</text:p>
      <text:p text:style-name="P3"><text:s text:c="24"/>break</text:p>
      <text:p text:style-name="P3"><text:s text:c="18"/>else:</text:p>
      <text:p text:style-name="P3"><text:s text:c="24"/>print("Phone Number must be only 10 Digit long!")</text:p>
      <text:p text:style-name="P3"><text:s text:c="24"/>print(' ')</text:p>
      <text:p text:style-name="P3"><text:s text:c="24"/>continue</text:p>
      <text:p text:style-name="P3"><text:s text:c="12"/></text:p>
      <text:p text:style-name="P3"><text:s text:c="12"/>ab="insert into records(PASSWORD,NAME,PHONE_NO) values({},'{}',{})".format(passw,name,ph)</text:p>
      <text:p text:style-name="P3"><text:s text:c="12"/>clear()</text:p>
      <text:p text:style-name="P3"><text:s text:c="12"/>c1.execute(ab)</text:p>
      <text:p text:style-name="P3"><text:s text:c="12"/>conn.commit()</text:p>
      <text:p text:style-name="P3"><text:s text:c="12"/>cre_acc()</text:p>
      <text:p text:style-name="P3"><text:s text:c="12"/>print("Account successfully created")</text:p>
      <text:p text:style-name="P3"><text:s text:c="12"/>print('your account number is '+'\033[1m'+str(auto(ph))+'\033[0m')</text:p>
      <text:p text:style-name="P3"/>
      <text:p text:style-name="P3"><text:s text:c="12"/>while True:</text:p>
      <text:p text:style-name="P3"><text:s text:c="18"/>print(' ')</text:p>
      <text:p text:style-name="P3"><text:s text:c="18"/>print("The minimum balance is 1000 ")</text:p>
      <text:p text:style-name="P3"><text:s text:c="18"/>s=int(input("Enter the money to be deposited :"))</text:p>
      <text:p text:style-name="P3"><text:s text:c="18"/>if s&gt;=1000:</text:p>
      <text:p text:style-name="P3"><text:s text:c="24"/>x=auto(ph)</text:p>
      <text:p text:style-name="P3"><text:s text:c="24"/>sr="update records set <text:s/>CR_AMT={} where ACCONT_NO={}".format(s,x)</text:p>
      <text:p text:style-name="P3"><text:s text:c="24"/>c1.execute(sr)</text:p>
      <text:p text:style-name="P3"><text:s text:c="24"/>conn.commit()</text:p>
      <text:p text:style-name="P3"><text:s text:c="24"/>ef="update records set balance=cr_amt-withdrawl where ACCONT_NO={}".format(x)</text:p>
      <text:p text:style-name="P3"><text:s text:c="24"/>c1.execute(ef)</text:p>
      <text:p text:style-name="P3"><text:soft-page-break/><text:s text:c="24"/>conn.commit()</text:p>
      <text:p text:style-name="P3"><text:s text:c="24"/>clear()</text:p>
      <text:p text:style-name="P3"><text:s text:c="24"/>print("sucessfully deposited")</text:p>
      <text:p text:style-name="P3"><text:s text:c="24"/>input('Press enter to continue')</text:p>
      <text:p text:style-name="P3"><text:s text:c="24"/>clear()</text:p>
      <text:p text:style-name="P3"><text:s text:c="24"/>break</text:p>
      <text:p text:style-name="P3"><text:s text:c="18"/>else:</text:p>
      <text:p text:style-name="P3"><text:s text:c="24"/>clear()</text:p>
      <text:p text:style-name="P3"><text:s text:c="24"/>cre_acc()</text:p>
      <text:p text:style-name="P3"><text:s text:c="24"/>print("Amount less than 1000.")</text:p>
      <text:p text:style-name="P3"><text:s text:c="24"/>input('Press Enter to Continue')</text:p>
      <text:p text:style-name="P3"><text:s text:c="24"/>clear()</text:p>
      <text:p text:style-name="P3"><text:s text:c="24"/>cre_acc()</text:p>
      <text:p text:style-name="P3"><text:s text:c="24"/>continue</text:p>
      <text:p text:style-name="P3"><text:s text:c="12"/>break</text:p>
      <text:p text:style-name="P3"/>
      <text:p text:style-name="P3"/>
      <text:p text:style-name="P3"/>
      <text:p text:style-name="P3">def login():</text:p>
      <text:p text:style-name="P3"><text:s text:c="6"/>y="y"</text:p>
      <text:p text:style-name="P3"><text:s text:c="6"/>while y=="y":</text:p>
      <text:p text:style-name="P3"><text:s text:c="12"/>login_logo()</text:p>
      <text:p text:style-name="P3"><text:s text:c="12"/>print(' ')</text:p>
      <text:p text:style-name="P3"><text:s text:c="12"/>acct=int(input("Enter your account number:"))</text:p>
      <text:p text:style-name="P3"><text:s text:c="12"/>cb="select * from records where ACCONT_NO={}".format(acct)</text:p>
      <text:p text:style-name="P3"><text:s text:c="12"/>c1.execute(cb)</text:p>
      <text:p text:style-name="P3"><text:s text:c="12"/>c1.fetchall()</text:p>
      <text:p text:style-name="P3"><text:s text:c="12"/>data=c1.rowcount</text:p>
      <text:p text:style-name="P3"/>
      <text:p text:style-name="P3"><text:s text:c="12"/>if data==0:</text:p>
      <text:p text:style-name="P3"><text:s text:c="18"/>print("your Account does not exists")</text:p>
      <text:p text:style-name="P3"><text:s text:c="18"/>input("Press Enter to Continue")</text:p>
      <text:p text:style-name="P3"><text:s text:c="18"/>clear()</text:p>
      <text:p text:style-name="P3"><text:s text:c="12"/>else:</text:p>
      <text:p text:style-name="P3"><text:s text:c="18"/>for i in range(3):</text:p>
      <text:p text:style-name="P3"><text:s text:c="24"/>pas=int(input("Enter your password <text:s/>:"))</text:p>
      <text:p text:style-name="P3"/>
      <text:p text:style-name="P3"><text:s text:c="24"/>e="select password from records where ACCONT_NO={}".format(acct)</text:p>
      <text:p text:style-name="P3"><text:s text:c="24"/>c1.execute(e)</text:p>
      <text:p text:style-name="P3"><text:s text:c="24"/>a=c1.fetchone()</text:p>
      <text:p text:style-name="P3"><text:s text:c="24"/>d=list(a)</text:p>
      <text:p text:style-name="P3"/>
      <text:p text:style-name="P3"><text:s text:c="24"/>if pas!=d[0]:</text:p>
      <text:p text:style-name="P3"><text:s text:c="30"/>print("Wrong PIN, Try Again!")</text:p>
      <text:p text:style-name="P3"><text:s text:c="30"/>continue</text:p>
      <text:p text:style-name="P3"><text:s text:c="24"/>elif pas==d[0]:</text:p>
      <text:p text:style-name="P3"><text:s text:c="30"/>break</text:p>
      <text:p text:style-name="P3"><text:s text:c="18"/>else:</text:p>
      <text:p text:style-name="P3"><text:s text:c="24"/>clear()</text:p>
      <text:p text:style-name="P3"><text:s text:c="24"/>print("Too many Incorrect Attempts!")</text:p>
      <text:p text:style-name="P3"><text:s text:c="24"/>input("Press Enter to Continue")</text:p>
      <text:p text:style-name="P3"><text:soft-page-break/><text:s text:c="24"/>clear()</text:p>
      <text:p text:style-name="P3"><text:s text:c="24"/>break</text:p>
      <text:p text:style-name="P3"><text:s text:c="18"/></text:p>
      <text:p text:style-name="P3"><text:s text:c="18"/>clear()</text:p>
      <text:p text:style-name="P3"><text:s text:c="18"/>welcome_logo()</text:p>
      <text:p text:style-name="P3"><text:s text:c="18"/>print(' ')</text:p>
      <text:p text:style-name="P3"><text:s text:c="18"/>print(" <text:s text:c="32"/>Welcome Back!")</text:p>
      <text:p text:style-name="P3"><text:s text:c="18"/>print(" ")</text:p>
      <text:p text:style-name="P3"><text:s text:c="18"/>print("1. Depositng money")</text:p>
      <text:p text:style-name="P3"><text:s text:c="18"/>print("2. withdrawing money")</text:p>
      <text:p text:style-name="P3"><text:s text:c="18"/>print("3. Transfering money")</text:p>
      <text:p text:style-name="P3"><text:s text:c="18"/>print("4. Checking balance")</text:p>
      <text:p text:style-name="P3"><text:s text:c="18"/>print("5. Exit")</text:p>
      <text:p text:style-name="P3"><text:s text:c="18"/>print(' ')</text:p>
      <text:p text:style-name="P3"><text:s text:c="18"/>r=int(input("(1/2/3/4/5): "))</text:p>
      <text:p text:style-name="P3"/>
      <text:p text:style-name="P3"><text:s text:c="18"/>if r==1:</text:p>
      <text:p text:style-name="P3"><text:s text:c="24"/>clear()</text:p>
      <text:p text:style-name="P3"><text:s text:c="24"/>deposit_logo()</text:p>
      <text:p text:style-name="P3"><text:s text:c="24"/>amt=int(input("Enter the money to be deposited:"))</text:p>
      <text:p text:style-name="P3"/>
      <text:p text:style-name="P3"><text:s text:c="24"/>sr="update records set CR_AMT=CR_AMT + {} where ACCONT_NO={}".format(amt,acct)</text:p>
      <text:p text:style-name="P3"><text:s text:c="24"/>c1.execute(sr)</text:p>
      <text:p text:style-name="P3"><text:s text:c="24"/>conn.commit()</text:p>
      <text:p text:style-name="P3"><text:s text:c="24"/>ef="update records set balance=cr_amt-withdrawl where ACCONT_NO={}".format(acct)</text:p>
      <text:p text:style-name="P3"><text:s text:c="24"/>c1.execute(ef)</text:p>
      <text:p text:style-name="P3"><text:s text:c="24"/>conn.commit()</text:p>
      <text:p text:style-name="P3"><text:s text:c="24"/>clear()</text:p>
      <text:p text:style-name="P3"><text:s text:c="24"/>print("sucessfully deposited")</text:p>
      <text:p text:style-name="P3"><text:s text:c="24"/>input("Press Enter to Continue")</text:p>
      <text:p text:style-name="P3"><text:s text:c="24"/>clear()</text:p>
      <text:p text:style-name="P3"><text:s text:c="24"/>break</text:p>
      <text:p text:style-name="P3"><text:s text:c="18"/></text:p>
      <text:p text:style-name="P3"><text:s text:c="18"/>if r==2:</text:p>
      <text:p text:style-name="P3"><text:s text:c="24"/>clear()</text:p>
      <text:p text:style-name="P3"><text:s text:c="24"/>withdrawal_logo()</text:p>
      <text:p text:style-name="P3"><text:s text:c="24"/>amt=int(input("Enter the money to withdraw:"))</text:p>
      <text:p text:style-name="P3"><text:s text:c="24"/></text:p>
      <text:p text:style-name="P3"><text:s text:c="24"/>ah="select <text:s/>BALANCE from records where accont_no={}".format(acct)</text:p>
      <text:p text:style-name="P3"><text:s text:c="24"/>c1.execute(ah)</text:p>
      <text:p text:style-name="P3"><text:s text:c="24"/>m=c1.fetchone()</text:p>
      <text:p text:style-name="P3"><text:s text:c="24"/>if amt &gt;m[0]:</text:p>
      <text:p text:style-name="P3"><text:s text:c="30"/>print("Your are having less than",amt)</text:p>
      <text:p text:style-name="P3"><text:s text:c="30"/>input("Press Enter To Continue")</text:p>
      <text:p text:style-name="P3"><text:s text:c="30"/>clear()</text:p>
      <text:p text:style-name="P3"><text:s text:c="30"/>break</text:p>
      <text:p text:style-name="P3"/>
      <text:p text:style-name="P3"><text:s text:c="24"/>else:</text:p>
      <text:p text:style-name="P3"><text:soft-page-break/><text:s text:c="30"/>sr="update records set balance=balance - {} <text:s/>where ACCONT_NO={}".format(amt,acct)</text:p>
      <text:p text:style-name="P3"><text:s text:c="30"/>ed="update records set <text:s/>WITHDRAWL ={} <text:s/>where ACCONT_NO={}".format(amt,acct)</text:p>
      <text:p text:style-name="P3"><text:s text:c="30"/>c1.execute(ed)</text:p>
      <text:p text:style-name="P3"><text:s text:c="30"/>c1.execute(sr)</text:p>
      <text:p text:style-name="P3"><text:s text:c="30"/>conn.commit()</text:p>
      <text:p text:style-name="P3"><text:s text:c="30"/>clear()</text:p>
      <text:p text:style-name="P3"><text:s text:c="30"/>print("Sucessfully updatad!")</text:p>
      <text:p text:style-name="P3"><text:s text:c="30"/>input("Press Enter to Continue")</text:p>
      <text:p text:style-name="P3"><text:s text:c="30"/>clear()</text:p>
      <text:p text:style-name="P3"><text:s text:c="30"/>break</text:p>
      <text:p text:style-name="P3"><text:s text:c="18"/></text:p>
      <text:p text:style-name="P3"><text:s text:c="18"/>if r==3:</text:p>
      <text:p text:style-name="P3"><text:s text:c="24"/>clear()</text:p>
      <text:p text:style-name="P3"><text:s text:c="24"/>transfer_logo()</text:p>
      <text:p text:style-name="P3"><text:s text:c="24"/>act=int(input("Enter the accont number to be transferrsd :"))</text:p>
      <text:p text:style-name="P3"/>
      <text:p text:style-name="P3"><text:s text:c="24"/>cb="select * from records where ACCONT_NO={}".format(act)</text:p>
      <text:p text:style-name="P3"><text:s text:c="24"/>c1.execute(cb)</text:p>
      <text:p text:style-name="P3"><text:s text:c="24"/>c1.fetchall()</text:p>
      <text:p text:style-name="P3"><text:s text:c="24"/>data=c1.rowcount</text:p>
      <text:p text:style-name="P3"/>
      <text:p text:style-name="P3"><text:s text:c="24"/>if data==0:</text:p>
      <text:p text:style-name="P3"><text:s text:c="30"/>print('The account does not exist:')</text:p>
      <text:p text:style-name="P3"><text:s text:c="30"/>input("Press Enter to Continue")</text:p>
      <text:p text:style-name="P3"><text:s text:c="30"/>clear()</text:p>
      <text:p text:style-name="P3"><text:s text:c="24"/>elif data==1:</text:p>
      <text:p text:style-name="P3"><text:s text:c="30"/>clear()</text:p>
      <text:p text:style-name="P3"><text:s text:c="30"/>transfer_logo()</text:p>
      <text:p text:style-name="P3"><text:s text:c="30"/>print(act ,"number exists")</text:p>
      <text:p text:style-name="P3"><text:s text:c="30"/>m=int(input("Enter the money to be transferred :"))</text:p>
      <text:p text:style-name="P3"/>
      <text:p text:style-name="P3"><text:s text:c="30"/>ah="select <text:s/>BALANCE from records where accont_no={}".format(acct)</text:p>
      <text:p text:style-name="P3"><text:s text:c="30"/>c1.execute(ah)</text:p>
      <text:p text:style-name="P3"><text:s text:c="30"/>c=c1.fetchone()</text:p>
      <text:p text:style-name="P3"><text:s text:c="30"/>if m &gt; c[0]:</text:p>
      <text:p text:style-name="P3"><text:s text:c="36"/>clear()</text:p>
      <text:p text:style-name="P3"><text:s text:c="36"/>print("Your are having less than",m)</text:p>
      <text:p text:style-name="P3"><text:s text:c="36"/>input("Press Enter To Continue")</text:p>
      <text:p text:style-name="P3"><text:s text:c="36"/>clear()</text:p>
      <text:p text:style-name="P3"><text:s text:c="36"/>break</text:p>
      <text:p text:style-name="P3"><text:s text:c="35"/></text:p>
      <text:p text:style-name="P3"><text:s text:c="30"/>else:</text:p>
      <text:p text:style-name="P3"><text:s text:c="36"/>av="update records set balance=balance-{} where ACCONT_NO={}".format(m,acct) <text:s/></text:p>
      <text:p text:style-name="P3"><text:s text:c="36"/>cv="update records set balance=balance+{} where ACCONT_NO={}".format(m,act)</text:p>
      <text:p text:style-name="P3"><text:s text:c="36"/>w="update records set withdrawl=withdrawl+{} where accont_no={}".format(m,acct)</text:p>
      <text:p text:style-name="P3"><text:soft-page-break/><text:s text:c="36"/>t="update records set <text:s/>CR_AMT=CR_AMT+{} where accont_no={}".format(m,act)</text:p>
      <text:p text:style-name="P3"><text:s text:c="36"/>c1.execute(av)</text:p>
      <text:p text:style-name="P3"><text:s text:c="36"/>c1.execute(cv)</text:p>
      <text:p text:style-name="P3"><text:s text:c="36"/>c1.execute(w)</text:p>
      <text:p text:style-name="P3"><text:s text:c="36"/>c1.execute(t)</text:p>
      <text:p text:style-name="P3"><text:s text:c="36"/>conn.commit()</text:p>
      <text:p text:style-name="P3"><text:s text:c="36"/></text:p>
      <text:p text:style-name="P3"><text:s text:c="36"/>clear()</text:p>
      <text:p text:style-name="P3"><text:s text:c="36"/>print("Sucessfully transfered")</text:p>
      <text:p text:style-name="P3"><text:s text:c="36"/>input('Press Enter to Continue')</text:p>
      <text:p text:style-name="P3"><text:s text:c="36"/>clear()</text:p>
      <text:p text:style-name="P3"><text:s text:c="36"/>break</text:p>
      <text:p text:style-name="P3"/>
      <text:p text:style-name="P3"><text:s text:c="18"/>elif r==4:</text:p>
      <text:p text:style-name="P3"><text:s text:c="24"/>clear()</text:p>
      <text:p text:style-name="P3"><text:s text:c="24"/>balance_logo()</text:p>
      <text:p text:style-name="P3"><text:s text:c="24"/>ma="select balance from records where accont_no={}".format(acct)</text:p>
      <text:p text:style-name="P3"><text:s text:c="24"/>c1.execute(ma)</text:p>
      <text:p text:style-name="P3"><text:s text:c="24"/>k=c1.fetchone()</text:p>
      <text:p text:style-name="P3"><text:s text:c="24"/>print("Balance in your account=",k[0])</text:p>
      <text:p text:style-name="P3"><text:s text:c="24"/>input("Press Enter to Continue")</text:p>
      <text:p text:style-name="P3"><text:s text:c="24"/>clear()</text:p>
      <text:p text:style-name="P3"><text:s text:c="24"/>break</text:p>
      <text:p text:style-name="P3"><text:s text:c="18"/></text:p>
      <text:p text:style-name="P3"><text:s text:c="18"/>elif r==5:</text:p>
      <text:p text:style-name="P3"><text:s text:c="24"/>clear()</text:p>
      <text:p text:style-name="P3"><text:s text:c="24"/>break</text:p>
      <text:p text:style-name="P3"/>
      <text:p text:style-name="P3"><text:s text:c="18"/>else:</text:p>
      <text:p text:style-name="P3"><text:s text:c="24"/>print("Invalid Choice!")</text:p>
      <text:p text:style-name="P3"><text:s text:c="24"/>input("Press Enter to Continue")</text:p>
      <text:p text:style-name="P3"><text:s text:c="24"/>continue</text:p>
      <text:p text:style-name="P3"><text:s text:c="20"/></text:p>
      <text:p text:style-name="P3"/>
      <text:p text:style-name="P3"/>
      <text:p text:style-name="P3">def close_account():</text:p>
      <text:p text:style-name="P3"><text:s text:c="6"/>y="y"</text:p>
      <text:p text:style-name="P3"><text:s text:c="6"/>while y=="y":</text:p>
      <text:p text:style-name="P3"><text:s text:c="12"/>closeaccount_logo()</text:p>
      <text:p text:style-name="P3"><text:s text:c="12"/>print(' ')</text:p>
      <text:p text:style-name="P3"><text:s text:c="12"/>acct=int(input("Enter your account number:"))</text:p>
      <text:p text:style-name="P3"><text:s text:c="12"/>cb="select * from records where ACCONT_NO={}".format(acct)</text:p>
      <text:p text:style-name="P3"><text:s text:c="12"/>c1.execute(cb)</text:p>
      <text:p text:style-name="P3"><text:s text:c="12"/>c1.fetchall()</text:p>
      <text:p text:style-name="P3"><text:s text:c="12"/>data=c1.rowcount</text:p>
      <text:p text:style-name="P3"/>
      <text:p text:style-name="P3"><text:s text:c="12"/>if data==0:</text:p>
      <text:p text:style-name="P3"><text:s text:c="18"/>print("your Account does not exists")</text:p>
      <text:p text:style-name="P3"><text:s text:c="18"/>input("Press Enter to Continue")</text:p>
      <text:p text:style-name="P3"><text:s text:c="18"/>clear()</text:p>
      <text:p text:style-name="P3"><text:soft-page-break/><text:s text:c="12"/>else:</text:p>
      <text:p text:style-name="P3"><text:s text:c="18"/>for i in range(3):</text:p>
      <text:p text:style-name="P3"><text:s text:c="24"/>pas=int(input("Enter your PIN <text:s/>:"))</text:p>
      <text:p text:style-name="P3"/>
      <text:p text:style-name="P3"><text:s text:c="24"/>e="select password from records where ACCONT_NO={}".format(acct)</text:p>
      <text:p text:style-name="P3"><text:s text:c="24"/>c1.execute(e)</text:p>
      <text:p text:style-name="P3"><text:s text:c="24"/>a=c1.fetchone()</text:p>
      <text:p text:style-name="P3"><text:s text:c="24"/>d=list(a)</text:p>
      <text:p text:style-name="P3"/>
      <text:p text:style-name="P3"><text:s text:c="24"/>if pas!=d[0]:</text:p>
      <text:p text:style-name="P3"><text:s text:c="30"/>print("Wrong PIN, Try Again!")</text:p>
      <text:p text:style-name="P3"><text:s text:c="30"/>continue</text:p>
      <text:p text:style-name="P3"><text:s text:c="24"/>elif pas==d[0]:</text:p>
      <text:p text:style-name="P3"><text:s text:c="30"/>break</text:p>
      <text:p text:style-name="P3"><text:s text:c="18"/>else:</text:p>
      <text:p text:style-name="P3"><text:s text:c="24"/>clear()</text:p>
      <text:p text:style-name="P3"><text:s text:c="24"/>print("Too many Incorrect Attempts!")</text:p>
      <text:p text:style-name="P3"><text:s text:c="24"/>input("Press Enter to Continue")</text:p>
      <text:p text:style-name="P3"><text:s text:c="24"/>clear()</text:p>
      <text:p text:style-name="P3"><text:s text:c="24"/>break</text:p>
      <text:p text:style-name="P3"/>
      <text:p text:style-name="P3"><text:s text:c="18"/>clear()</text:p>
      <text:p text:style-name="P3"><text:s text:c="18"/>closeaccount_logo()</text:p>
      <text:p text:style-name="P3"><text:s text:c="18"/>print('are you sure you want to clos this account?')</text:p>
      <text:p text:style-name="P3"><text:s text:c="18"/>ans=input('y/n: ')</text:p>
      <text:p text:style-name="P3"><text:s text:c="18"/>if ans=='y':</text:p>
      <text:p text:style-name="P3"><text:s text:c="24"/>c1.execute(f'delete from records where ACCONT_NO={acct}')</text:p>
      <text:p text:style-name="P3"><text:s text:c="24"/>conn.commit()</text:p>
      <text:p text:style-name="P3"><text:s text:c="24"/>clear()</text:p>
      <text:p text:style-name="P3"><text:s text:c="24"/>closeaccount_logo()</text:p>
      <text:p text:style-name="P3"><text:s text:c="24"/>print('Account is now Closed!')</text:p>
      <text:p text:style-name="P3"><text:s text:c="24"/>input("Press Enter to Continue")</text:p>
      <text:p text:style-name="P3"><text:s text:c="24"/>clear()</text:p>
      <text:p text:style-name="P3"><text:s text:c="24"/>break</text:p>
      <text:p text:style-name="P3"><text:s text:c="18"/></text:p>
      <text:p text:style-name="P3"><text:s text:c="18"/>else:</text:p>
      <text:p text:style-name="P3"><text:s text:c="24"/>closeaccount_logo()</text:p>
      <text:p text:style-name="P3"><text:s text:c="24"/>print('Account Termination Cancelled!')</text:p>
      <text:p text:style-name="P3"><text:s text:c="24"/>input("Press Enter to Continue")</text:p>
      <text:p text:style-name="P3"><text:s text:c="24"/>clear()</text:p>
      <text:p text:style-name="P3"><text:s text:c="24"/>break</text:p>
      <text:p text:style-name="P3"/>
      <text:p text:style-name="P3"/>
      <text:p text:style-name="P3"/>
      <text:p text:style-name="P3">while True:</text:p>
      <text:p text:style-name="P3"><text:s text:c="6"/>atm_logo()</text:p>
      <text:p text:style-name="P3"><text:s text:c="6"/>print('''</text:p>
      <text:p text:style-name="P3"><text:s text:c="36"/>WELCOME</text:p>
      <text:p text:style-name="P3"><text:s text:c="6"/>what would you like to do?</text:p>
      <text:p text:style-name="P3"><text:s text:c="12"/>''')</text:p>
      <text:p text:style-name="P3"><text:s text:c="6"/>print("1.Create account")</text:p>
      <text:p text:style-name="P3"><text:soft-page-break/><text:s text:c="6"/>print("2.Login to account")</text:p>
      <text:p text:style-name="P3"><text:s text:c="6"/>print("3.Close account")</text:p>
      <text:p text:style-name="P3"><text:s text:c="6"/>print("4.Exit")</text:p>
      <text:p text:style-name="P3"/>
      <text:p text:style-name="P3"><text:s text:c="6"/>op=int(input("(1/2/3/4): "))</text:p>
      <text:p text:style-name="P3"/>
      <text:p text:style-name="P3"><text:s text:c="6"/>clear()</text:p>
      <text:p text:style-name="P3"><text:s text:c="6"/>if op==1:</text:p>
      <text:p text:style-name="P3"><text:s text:c="12"/>create_account()</text:p>
      <text:p text:style-name="P3"><text:s text:c="6"/></text:p>
      <text:p text:style-name="P3"><text:s text:c="6"/>elif op==2:</text:p>
      <text:p text:style-name="P3"><text:s text:c="12"/>login()</text:p>
      <text:p text:style-name="P3"/>
      <text:p text:style-name="P3"><text:s text:c="6"/>elif op==3:</text:p>
      <text:p text:style-name="P3"><text:s text:c="12"/>close_account()</text:p>
      <text:p text:style-name="P3"><text:s text:c="6"/></text:p>
      <text:p text:style-name="P3"><text:s text:c="6"/>elif op==4:</text:p>
      <text:p text:style-name="P3"><text:s text:c="12"/>print("Exiting")</text:p>
      <text:p text:style-name="P3"><text:s text:c="12"/>clear()</text:p>
      <text:p text:style-name="P3"><text:s text:c="12"/>print(r''' <text:s text:c="5"/>__ <text:s text:c="4"/>_____ ____ ___ _____ <text:s text:c="5"/>_ <text:s text:c="3"/>____ <text:s text:c="3"/>_ <text:s text:c="3"/>___ _ <text:s text:c="2"/>_ _ </text:p>
      <text:p text:style-name="P3"><text:s text:c="6"/>\ \ <text:s text:c="2"/>/ /_ _/ ___|_ _|_ <text:s text:c="2"/>_| <text:s text:c="3"/>/ \ <text:s/>/ ___| <text:s/>/ \ <text:s/>|_ _| \ | | |</text:p>
      <text:p text:style-name="P3"><text:s text:c="7"/>\ \ / / | |\___ \| | <text:s/>| | <text:s text:c="4"/>/ _ \| | <text:s/>_ <text:s/>/ _ \ <text:s/>| || <text:s/>\| | |</text:p>
      <text:p text:style-name="P3"><text:s text:c="8"/>\ V / <text:s/>| | ___) | | <text:s/>| | <text:s text:c="3"/>/ ___ \ |_| |/ ___ \ | || |\ <text:s/>|_|</text:p>
      <text:p text:style-name="P3"><text:s text:c="9"/>\_/ <text:s/>|___|____/___| |_| <text:s text:c="2"/>/_/ <text:s text:c="2"/>\_\____/_/ <text:s text:c="2"/>\_\___|_| \_(_)</text:p>
      <text:p text:style-name="P3"><text:s text:c="66"/>''')</text:p>
      <text:p text:style-name="P3"><text:s text:c="12"/>print(' ')</text:p>
      <text:p text:style-name="P3"><text:s text:c="12"/>input("Press Enter to Exit")</text:p>
      <text:p text:style-name="P3"><text:s text:c="12"/>c1.close()</text:p>
      <text:p text:style-name="P3"><text:s text:c="12"/>break</text:p>
      <text:p text:style-name="P3"/>
      <text:p text:style-name="P3"><text:s text:c="6"/>else:</text:p>
      <text:p text:style-name="P3"><text:s text:c="12"/>print("Invalid Choice!")</text:p>
      <text:p text:style-name="P3"><text:s text:c="12"/>input('Press Enter to Continue')</text:p>
      <text:p text:style-name="P3"><text:s text:c="12"/>clear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0:25:49.553000000</meta:creation-date>
    <dc:date>2024-10-05T01:01:55.372000000</dc:date>
    <meta:editing-duration>PT8M41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1" meta:paragraph-count="411" meta:word-count="1591" meta:character-count="19712" meta:non-whitespace-character-count="10288"/>
  </office:meta>
</office:document-meta>
</file>